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201547"/>
    </style:style>
    <style:style style:name="P2" style:family="paragraph" style:parent-style-name="Standard">
      <style:text-properties officeooo:paragraph-rsid="00215d1f"/>
    </style:style>
    <style:style style:name="P3" style:family="paragraph" style:parent-style-name="Standard">
      <style:text-properties officeooo:rsid="00232009" officeooo:paragraph-rsid="00232009"/>
    </style:style>
    <style:style style:name="P4" style:family="paragraph" style:parent-style-name="Standard">
      <style:text-properties officeooo:paragraph-rsid="00232009"/>
    </style:style>
    <style:style style:name="P5" style:family="paragraph" style:parent-style-name="Standard">
      <style:text-properties officeooo:rsid="002329ca" officeooo:paragraph-rsid="002329ca"/>
    </style:style>
    <style:style style:name="P6" style:family="paragraph" style:parent-style-name="Standard">
      <style:text-properties officeooo:rsid="00267a36" officeooo:paragraph-rsid="00267a36"/>
    </style:style>
    <style:style style:name="P7" style:family="paragraph" style:parent-style-name="Standard">
      <style:text-properties officeooo:paragraph-rsid="00267a36"/>
    </style:style>
    <style:style style:name="P8" style:family="paragraph" style:parent-style-name="Standard">
      <style:text-properties officeooo:rsid="00279968" officeooo:paragraph-rsid="00279968"/>
    </style:style>
    <style:style style:name="P9" style:family="paragraph" style:parent-style-name="Standard">
      <style:text-properties officeooo:rsid="002a45ce" officeooo:paragraph-rsid="002a45ce"/>
    </style:style>
    <style:style style:name="P10" style:family="paragraph" style:parent-style-name="Standard">
      <style:text-properties officeooo:paragraph-rsid="002c38a1"/>
    </style:style>
    <style:style style:name="P11" style:family="paragraph" style:parent-style-name="Standard">
      <style:text-properties officeooo:rsid="002c38a1" officeooo:paragraph-rsid="002c38a1"/>
    </style:style>
    <style:style style:name="P12" style:family="paragraph" style:parent-style-name="Standard">
      <style:text-properties officeooo:rsid="00193223" officeooo:paragraph-rsid="00232009"/>
    </style:style>
    <style:style style:name="P13" style:family="paragraph" style:parent-style-name="Standard">
      <style:paragraph-properties fo:margin-top="0in" fo:margin-bottom="0.1965in" loext:contextual-spacing="false"/>
    </style:style>
    <style:style style:name="P14" style:family="paragraph" style:parent-style-name="Preformatted_20_Text">
      <style:paragraph-properties fo:margin-top="0in" fo:margin-bottom="0.1965in" loext:contextual-spacing="false"/>
    </style:style>
    <style:style style:name="P15" style:family="paragraph" style:parent-style-name="Preformatted_20_Text">
      <style:paragraph-properties fo:margin-top="0in" fo:margin-bottom="0.1965in" loext:contextual-spacing="false"/>
      <style:text-properties officeooo:paragraph-rsid="00215d1f"/>
    </style:style>
    <style:style style:name="P16" style:family="paragraph" style:parent-style-name="Title">
      <style:text-properties officeooo:rsid="001aaadd"/>
    </style:style>
    <style:style style:name="P17" style:family="paragraph" style:parent-style-name="Preformatted_20_Text">
      <style:text-properties officeooo:paragraph-rsid="00215d1f"/>
    </style:style>
    <style:style style:name="P18" style:family="paragraph" style:parent-style-name="Text_20_body">
      <style:text-properties officeooo:rsid="002a45ce" officeooo:paragraph-rsid="002a45c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text-properties officeooo:paragraph-rsid="0030fbcb"/>
    </style:style>
    <style:style style:name="P25" style:family="paragraph" style:parent-style-name="Heading_20_2">
      <style:text-properties officeooo:rsid="00232009"/>
    </style:style>
    <style:style style:name="P26" style:family="paragraph" style:parent-style-name="Heading_20_2">
      <style:text-properties officeooo:paragraph-rsid="00232009"/>
    </style:style>
    <style:style style:name="P27" style:family="paragraph" style:parent-style-name="Heading_20_2">
      <style:text-properties officeooo:paragraph-rsid="001ca39a"/>
    </style:style>
    <style:style style:name="T1" style:family="text">
      <style:text-properties officeooo:rsid="001ca39a"/>
    </style:style>
    <style:style style:name="T2" style:family="text">
      <style:text-properties fo:font-weight="bold"/>
    </style:style>
    <style:style style:name="T3" style:family="text">
      <style:text-properties officeooo:rsid="001ddc5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97862" style:font-style-asian="italic" style:font-style-complex="italic"/>
    </style:style>
    <style:style style:name="T7" style:family="text">
      <style:text-properties fo:font-style="italic" officeooo:rsid="002a45ce" style:font-style-asian="italic" style:font-style-complex="italic"/>
    </style:style>
    <style:style style:name="T8" style:family="text">
      <style:text-properties fo:font-style="italic" officeooo:rsid="002a4acf" style:font-style-asian="italic" style:font-style-complex="italic"/>
    </style:style>
    <style:style style:name="T9" style:family="text">
      <style:text-properties fo:font-style="italic" officeooo:rsid="002c38a1" style:font-style-asian="italic" style:font-style-complex="italic"/>
    </style:style>
    <style:style style:name="T10" style:family="text">
      <style:text-properties officeooo:rsid="00201547"/>
    </style:style>
    <style:style style:name="T11" style:family="text">
      <style:text-properties officeooo:rsid="00215d1f"/>
    </style:style>
    <style:style style:name="T12" style:family="text">
      <style:text-properties officeooo:rsid="00232009"/>
    </style:style>
    <style:style style:name="T13" style:family="text">
      <style:text-properties officeooo:rsid="0025e86f"/>
    </style:style>
    <style:style style:name="T14" style:family="text">
      <style:text-properties officeooo:rsid="00267a36"/>
    </style:style>
    <style:style style:name="T15" style:family="text">
      <style:text-properties officeooo:rsid="00276a27"/>
    </style:style>
    <style:style style:name="T16" style:family="text">
      <style:text-properties officeooo:rsid="00297862"/>
    </style:style>
    <style:style style:name="T17" style:family="text">
      <style:text-properties officeooo:rsid="002a17d2"/>
    </style:style>
    <style:style style:name="T18" style:family="text">
      <style:text-properties officeooo:rsid="002a45ce"/>
    </style:style>
    <style:style style:name="T19" style:family="text">
      <style:text-properties officeooo:rsid="002a4acf"/>
    </style:style>
    <style:style style:name="T20" style:family="text">
      <style:text-properties officeooo:rsid="002ad51b"/>
    </style:style>
    <style:style style:name="T21" style:family="text">
      <style:text-properties officeooo:rsid="002ae968"/>
    </style:style>
    <style:style style:name="T22" style:family="text">
      <style:text-properties officeooo:rsid="002c38a1"/>
    </style:style>
    <style:style style:name="T23"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text:span text:style-name="T21">PICS</text:span> Qt at GitHub</text:p>
      <text:h text:style-name="Heading_20_2" text:outline-level="2">Introduction</text:h>
      <text:p text:style-name="P4"><text:span text:style-name="T2">NOTE:</text:span> We are still preparing the <text:span text:style-name="T1">GitHub</text:span> repositories including this documentation. An <text:span text:style-name="T3">announcement</text:span> will be made on tech-talk in due course when we are ready.</text:p>
      <text:h text:style-name="P25" text:outline-level="2">Structure</text:h>
      <text:p text:style-name="P10">This describes how the <text:span text:style-name="T1">repositories</text:span> at <text:span text:style-name="T1">GitHub</text:span> are organised.<text:line-break/></text:p>
      <text:p text:style-name="P10">The transfer of the EPICS Qt framework from SourceForge to <text:span text:style-name="T1">GitHub</text:span> has been an ideal <text:span text:style-name="T1">opportunity</text:span> for a few <text:span text:style-name="T1">organisational</text:span> changes. These are outlined below. There have been no functionality changes per se.<text:line-break/><text:line-break/>The major change is that EPICS Qt has been <text:span text:style-name="T1">split</text:span> into a number of components, each managed in its own <text:span text:style-name="T1">GitHub</text:span> repository.<text:line-break/><text:line-break/>The two primary repositories are the <text:a xlink:type="simple" xlink:href="https://github.com/qtepics/qeframework" text:style-name="Internet_20_link" text:visited-style-name="Visited_20_Internet_20_Link">QE Framework</text:a> repository which provide the framework plugin library and the <text:a xlink:type="simple" xlink:href="https://github.com/qtepics/qegui" text:style-name="Internet_20_link" text:visited-style-name="Visited_20_Internet_20_Link">QEGui Display Manager</text:a> repository which provides <text:span text:style-name="T22">the </text:span><text:span text:style-name="T9">qegui</text:span><text:span text:style-name="T22"> </text:span>display manager. The documentation is included within the qeframework repository.<text:line-break/><text:line-break/>The other repositories are optional, and basically provide examples of using or extending the framework.<text:line-break/></text:p>
      <text:list xml:id="list3723069071186969517" text:style-name="L1">
        <text:list-item>
          <text:p text:style-name="P19"><text:a xlink:type="simple" xlink:href="https://github.com/qtepics/qeMonitor" text:style-name="Internet_20_link" text:visited-style-name="Visited_20_Internet_20_Link">QE Monitor</text:a></text:p>
        </text:list-item>
      </text:list>
      <text:list xml:id="list100509794776870515" text:style-name="L2">
        <text:list-item>
          <text:p text:style-name="P20"><text:a xlink:type="simple" xlink:href="https://github.com/qtepics/qeReadArchive" text:style-name="Internet_20_link" text:visited-style-name="Visited_20_Internet_20_Link">QE Read Archive</text:a></text:p>
        </text:list-item>
      </text:list>
      <text:list xml:id="list2101376450152658729" text:style-name="L3">
        <text:list-item>
          <text:p text:style-name="P21"><text:a xlink:type="simple" xlink:href="https://github.com/qtepics/qeWidgetDisplay" text:style-name="Internet_20_link" text:visited-style-name="Visited_20_Internet_20_Link">QE Widget Display</text:a></text:p>
        </text:list-item>
      </text:list>
      <text:list xml:id="list3229830875516217909" text:style-name="L4">
        <text:list-item>
          <text:p text:style-name="P22"><text:a xlink:type="simple" xlink:href="https://github.com/qtepics/qeExamplePlugin" text:style-name="Internet_20_link" text:visited-style-name="Visited_20_Internet_20_Link">QE Example Plugin</text:a></text:p>
        </text:list-item>
      </text:list>
      <text:list xml:id="list6040323270119764073" text:style-name="L5">
        <text:list-item>
          <text:p text:style-name="P23"><text:a xlink:type="simple" xlink:href="https://github.com/qtepics/qeByteArrayTest" text:style-name="Internet_20_link" text:visited-style-name="Visited_20_Internet_20_Link">QE Byte Array Test</text:a></text:p>
        </text:list-item>
      </text:list>
      <text:p text:style-name="P10"><text:line-break/>There is <text:span text:style-name="T1">no longer</text:span> an epicsqt.pro overall project file to build all sub projects. Each repository still has its own project file, e.g. framework.pro, QEGuiApp.pro, and these may be opened by qtcreator in order to build each component as could be done previously.<text:line-break/><text:line-break/>However, each component is now located within its ow<text:span text:style-name="T23">n &lt;top&gt; d</text:span>irectory that allows the component to be readily (and headlessly) built in a much more EPICS-like <text:span text:style-name="T22">fashion</text:span> by just calling make from within the <text:span text:style-name="T5">top</text:span> directory. Under-the-covers, the <text:span text:style-name="T3">component's</text:span> application directory's own Makefile essentially invokes <text:span text:style-name="T5">qmake</text:span> and then make on the generated Makefile.<text:line-break/><text:line-break/>In the case of qeframework, the in<text:span text:style-name="T22">c</text:span>lude files are placed in &lt;top&gt;/include and the shared library/dll file is place in<text:span text:style-name="T23"> &lt;top&gt;/</text:span>lib/&lt;epics_host_arch&gt;. In the case of qegui, this is located in &lt;top&gt;/bin/&lt;epics_host_arch&gt;. The use of the environment variable QE_TARGET_DIR may still be used to override this.</text:p>
      <text:p text:style-name="P10"/>
      <text:p text:style-name="P11">Each code repository has a an <text:s/>r3.4.2 tag which corresponds to SourceForge 3.4.2 release.</text:p>
      <text:p text:style-name="P1"/>
      <text:h text:style-name="P26" text:outline-level="2">License</text:h>
      <text:p text:style-name="P5">The EPICS QT Framework is free software: you can redistribute it and/or modify it under the terms of the GNU Lesser General Public License as published by the Free Software Foundation, either version 3 of the License, or (at your option) any later version.</text:p>
      <text:p text:style-name="P5"/>
      <text:p text:style-name="P5">The EPICS QT Framework is distributed in the hope that it will be useful, but WITHOUT ANY WARRANTY; without even the implied warranty of MERCHANTABILITY or FITNESS FOR A PARTICULAR PURPOSE. <text:s/>See the GNU Lesser General Public License for more details.</text:p>
      <text:p text:style-name="P5"/>
      <text:p text:style-name="P5">You should have received a copy of the GNU Lesser General Public License along with the EPICS QT Framework. <text:s/>If not, see <text:a xlink:type="simple" xlink:href="https://www.gnu.org/licenses/" text:style-name="Internet_20_link" text:visited-style-name="Visited_20_Internet_20_Link"><text:span text:style-name="T19">https://www.gnu.org/licenses/</text:span></text:a>.</text:p>
      <text:p text:style-name="P12"/>
      <text:h text:style-name="P27" text:outline-level="2"><text:span text:style-name="T3">Prerequisites</text:span> for E<text:span text:style-name="T13">PICS </text:span>Qt</text:h>
      <text:h text:style-name="Heading_20_4" text:outline-level="4">Install/build EPICS</text:h>
      <text:p text:style-name="Text_20_body">Please visit the <text:a xlink:type="simple" xlink:href="http://www.aps.anl.gov/epics/" text:style-name="Internet_20_link" text:visited-style-name="Visited_20_Internet_20_Link">EPICS</text:a> web page for details. </text:p>
      <text:h text:style-name="Heading_20_4" text:outline-level="4">Install Qt</text:h>
      <text:p text:style-name="Text_20_body">At least <text:span text:style-name="T10">version </text:span>4.6, but 5.6 and 5.7 have been successfully used <text:span text:style-name="T10">at the Australian Synchrotron</text:span></text:p>
      <text:h text:style-name="Heading_20_4" text:outline-level="4">Install QWT</text:h>
      <text:p text:style-name="Text_20_body">The version must be compatible with <text:span text:style-name="T19">your version of </text:span>Qt. </text:p>
      <text:p text:style-name="Standard"/>
      <text:h text:style-name="P27" text:outline-level="2">Getting Started - <text:span text:style-name="T10">H</text:span>eadless <text:span text:style-name="T10">B</text:span>uild</text:h>
      <text:p text:style-name="P13"><text:span text:style-name="T12">There is some useful information in </text:span><text:a xlink:type="simple" xlink:href="https://github.com/qtepics/qeframework/blob/master/documentation/QE_GettingStarted.pdf" text:style-name="Internet_20_link" text:visited-style-name="Visited_20_Internet_20_Link"><text:span text:style-name="T12">QE_GettingStarted.pdf</text:span></text:a><text:span text:style-name="T12">, however this document still refers to SourceForge as the source.</text:span></text:p>
      <text:p text:style-name="P13">The commands shown here illustrate downloading and building epicsQt <text:span text:style-name="T11">in the</text:span> directory <text:span text:style-name="T2">/home/user/qtepics</text:span>. This is just for the purposes of providing an example commands. You are free to to down load and install anywhere on your system.<text:line-break/><text:line-break/>Note: This instructions are currently Linux-centric, but hopefully Window's users will have no trouble translating to the Window's <text:span text:style-name="T11">equivalent.</text:span> </text:p>
      <text:h text:style-name="Heading_20_4" text:outline-level="4">Clone the framework and the qegui repositories</text:h>
      <text:p text:style-name="Preformatted_20_Text"><text:s text:c="3"/>mkdir /home/user/qtepics</text:p>
      <text:p text:style-name="Preformatted_20_Text"><text:s text:c="3"/>cd /home/user/qtepics</text:p>
      <text:p text:style-name="Preformatted_20_Text"><text:s text:c="3"/>git clone https://github.com/qtepics/qeframework.git</text:p>
      <text:p text:style-name="P14"><text:s text:c="3"/>git clone https://github.com/qtepics/qegui.git</text:p>
      <text:h text:style-name="Heading_20_4" text:outline-level="4">Modify RELEASE files</text:h>
      <text:p text:style-name="Text_20_body">Modify /home/user/qtepics/qeframework/configure/RELEASE file such that: </text:p>
      <text:p text:style-name="P14"><text:s text:c="3"/>EPICS_BASE=&lt;a reference your EPICS base&gt;</text:p>
      <text:p text:style-name="Text_20_body">Modify qegui/configure/RELEASE file such that: </text:p>
      <text:p text:style-name="Preformatted_20_Text"><text:s text:c="3"/>EPICS_BASE=&lt;a reference your EPICS base&gt;</text:p>
      <text:p text:style-name="P14"><text:s text:c="3"/>QE_FRAMEWORK=/home/user/qtepics/qeframework</text:p>
      <text:h text:style-name="Heading_20_4" text:outline-level="4"><text:span text:style-name="T10">Environment</text:span> Variables</text:h>
      <text:p text:style-name="Standard">Define EPICS_HOST_ARCH (e.g. export EPICS_HOST_ARCH=linux-x86_64)<text:line-break/><text:line-break/>Define QWT_INCLUDE_PATH (e.g. export QWT_INCLUDE_PATH=/usr/include/qwt)<text:line-break/><text:line-break/><text:span text:style-name="T4">Optional:</text:span> Define QE_FFMPEG if mpeg streaming is required (on Windows, this must point to the FFMPEG directory; <text:span text:style-name="T11">on Linux <text:s/>just being defined is sufficient</text:span>).<text:line-break/><text:line-break/><text:span text:style-name="T4">Optional:</text:span> Define QE_CAQTDM if integration of PSI's caQtDM into QEGui is required. If you want caQtDM integrated, download and build it and define the environment variable QE_CAQTDM to point to the caQtDM_Project directory. </text:p>
      <text:h text:style-name="Heading_20_4" text:outline-level="4">qmake</text:h>
      <text:p text:style-name="P2">When used in headless mode, the qmake program is invoked to generate a Makefile. Ensure that your PATH <text:span text:style-name="T11">environment</text:span> variable results in required version of qmake being available. For some versions of Qt, the qmake program is know as qmake-qt4. In this case it will be necessary to "fake" it, e.g.:</text:p>
      <text:p text:style-name="P17"><text:s text:c="3"/></text:p>
      <text:p text:style-name="P17"><text:s text:c="3"/>cd ~/bin</text:p>
      <text:p text:style-name="P14"><text:s text:c="3"/>ln -s /usr/bin/qmake-qt4 qmake </text:p>
      <text:p text:style-name="Text_20_body">or something similar. </text:p>
      <text:h text:style-name="Heading_20_4" text:outline-level="4">MinGW compiler</text:h>
      <text:p text:style-name="Standard">If using the MinGW compiler, modify the /home/user/qtepics/qeframework/qeframeworkSup/project/framework.pro project file (approximatly line 50) and un-comment the line: </text:p>
      <text:p text:style-name="P15"><text:s text:c="3"/><text:line-break/> <text:s text:c="2"/>#DEFINES += _MINGW=TRUE</text:p>
      <text:p text:style-name="Text_20_body">to be: </text:p>
      <text:p text:style-name="P14"><text:s text:c="3"/>DEFINES += _MINGW=TRUE</text:p>
      <text:h text:style-name="Heading_20_4" text:outline-level="4">Build</text:h>
      <text:p text:style-name="Preformatted_20_Text"><text:s text:c="3"/>cd <text:s/>/home/user/qtepics/qeframework</text:p>
      <text:p text:style-name="Preformatted_20_Text"><text:s text:c="3"/>make</text:p>
      <text:p text:style-name="Preformatted_20_Text"><text:s text:c="3"/>cd <text:s/>/home/user/qtepics/qegui</text:p>
      <text:p text:style-name="P14"><text:s text:c="3"/>make</text:p>
      <text:h text:style-name="Heading_20_2" text:outline-level="2">Environment Variables</text:h>
      <text:h text:style-name="Heading_20_3" text:outline-level="3">Build Time Environment Variables</text:h>
      <text:p text:style-name="Text_20_body">EPICS_BASE - <text:span text:style-name="T16">defines the location of EPICS base. For headless building this is defined in the configure/RELEASE file, however when using </text:span><text:span text:style-name="T6">qtcreator</text:span><text:span text:style-name="T16"> it must be explicitly defined.</text:span></text:p>
      <text:p text:style-name="Text_20_body">EPICS_HOST_ARCH - <text:span text:style-name="T17">defines the host architecture.</text:span></text:p>
      <text:p text:style-name="Text_20_body">QWT_INCLUDE_PATH - defines the location of the QWT header files. Typically /usr/include/qwt on Linux.</text:p>
      <text:p text:style-name="Text_20_body">QWT_ROOT - optional.</text:p>
      <text:p text:style-name="Text_20_body">QE_TARGET_DIR - optional.</text:p>
      <text:p text:style-name="Text_20_body">QE_FFMPEG - optional.</text:p>
      <text:p text:style-name="Text_20_body">QE_FRAMEWORK - <text:span text:style-name="T18">defines the location of the qeframework </text:span><text:span text:style-name="T7">top</text:span><text:span text:style-name="T18"> directory, and is needed the <text:s/>qeframework clients such as qegui, but not for the framework itself. <text:s/>For headless building this is defined in the configure/RELEASE file, however when using </text:span><text:span text:style-name="T6">qtcreator</text:span><text:span text:style-name="T16"> it must be explicitly defined.</text:span></text:p>
      <text:p text:style-name="Text_20_body">QE_CAQTDM - optional.</text:p>
      <text:p text:style-name="Text_20_body">QE_CAQTDM_LIB - optional.</text:p>
      <text:p text:style-name="Text_20_body">QTINC - Qt5 </text:p>
      <text:h text:style-name="Heading_20_3" text:outline-level="3">Run Time Environment Variables</text:h>
      <text:p text:style-name="Standard">The <text:span text:style-name="T19">following are </text:span>all optional. </text:p>
      <text:p text:style-name="Text_20_body">QE_UI_PATH – <text:span text:style-name="T20">defines alternative/additional <text:s/>paths used when searching for a ui file.</text:span></text:p>
      <text:p text:style-name="Text_20_body">QE_ARCHIVE_LIST - <text:span text:style-name="T20">specifies a list of channel archive servers.</text:span></text:p>
      <text:p text:style-name="Text_20_body">QE_ARCHIVE_PATTERN - <text:s/><text:span text:style-name="T20">pattern match applied when extracting PV list from the archivers.</text:span></text:p>
      <text:p text:style-name="Text_20_body">QE_STRIPCHART_PREDEFINED_PVS - <text:span text:style-name="T20">defines up to 10 space separated PV names that are added to the Strip Chart context menu.</text:span></text:p>
      <text:p text:style-name="Text_20_body">QE_GLOBAL_STYLE_SHEET <text:span text:style-name="T19">- defines a global style that is applied to the application.</text:span></text:p>
      <text:p text:style-name="Text_20_body">QE_RECORD_FIELD_LIST - <text:span text:style-name="T20">specifies a file that defines/replace the set of field names associated with each record type.</text:span></text:p>
      <text:p text:style-name="Standard"><text:span text:style-name="T19">Running </text:span><text:span text:style-name="T8">qegui -h</text:span><text:span text:style-name="T19"> provides further details about each of these environment variables.</text:span></text:p>
      <text:p text:style-name="Standard"/>
      <text:p text:style-name="Standard">As the EPICS Qt framework is a Channel Access client, thus the values assigned to:</text:p>
      <text:p text:style-name="P8"/>
      <text:p text:style-name="Preformatted_20_Text"><text:s text:c="2"/>EPICS_CA_AUTO_ADDR_LIST,</text:p>
      <text:p text:style-name="Preformatted_20_Text"><text:s text:c="2"/>EPICS_CA_ADDR_LIST,</text:p>
      <text:p text:style-name="Preformatted_20_Text"><text:s text:c="2"/>EPICS_CA_MAX_ARRAY_BYTES,</text:p>
      <text:p text:style-name="Preformatted_20_Text"><text:s text:c="2"/>EPICS_CA_SERVER_PORT etc.</text:p>
      <text:p text:style-name="P8"/>
      <text:p text:style-name="P8">can affect the operation of this program. Please refer to EPICS R3.14 Channel</text:p>
      <text:p text:style-name="P8">Access Reference Manual for details.</text:p>
      <text:p text:style-name="P3"/>
      <text:h text:style-name="Heading_20_2" text:outline-level="2">Future Plans</text:h>
      <text:h text:style-name="Heading_20_3" text:outline-level="3">Complete Transition to GitHub</text:h>
      <text:p text:style-name="P18">Tidy up documentation.</text:p>
      <text:h text:style-name="Heading_20_3" text:outline-level="3">Archive Appliance</text:h>
      <text:p text:style-name="P9">In house work nearly complete, however this needs to be thoroughly tested on a number of Qt version/ OS platform combination. </text:p>
      <text:p text:style-name="P9"/>
      <text:h text:style-name="Heading_20_3" text:outline-level="3">EPICS 4 Integration</text:h>
      <text:p text:style-name="P9">One day ….</text:p>
      <text:p text:style-name="P6"/>
      <text:h text:style-name="Heading_20_2" text:outline-level="2">Feed Back and Collaboration</text:h>
      <text:p text:style-name="P9">TBD</text:p>
      <text:h text:style-name="Heading_20_2" text:outline-level="2">Credits</text:h>
      <text:h text:style-name="Heading_20_3" text:outline-level="3">Developers</text:h>
      <text:p text:style-name="P7"><text:span text:style-name="T14">Andrew Ryder, Glenn Jackson, Anthony Owen, <text:s/></text:span>Ricardo Fernandes, <text:span text:style-name="T14">Andrew Starritt</text:span></text:p>
      <text:h text:style-name="Heading_20_3" text:outline-level="3">3rd Party Software</text:h>
      <text:p text:style-name="P24">Apart form EPICS base and Qt itself, the EPICS Qt framework used the following.</text:p>
      <text:p text:style-name="P24"><text:span text:style-name="T15">The EPICS Qt framework relies on QWT for plotting. </text:span><text:a xlink:type="simple" xlink:href="https://sourceforge.net/projects/qwt/" text:style-name="Internet_20_link" text:visited-style-name="Visited_20_Internet_20_Link"><text:span text:style-name="T15">https://sourceforge.net/projects/qwt/</text:span></text:a><text:span text:style-name="T15">.</text:span></text:p>
      <text:p text:style-name="P24"><text:span text:style-name="T15">To access the Channel Access Archive data, the EPICS Qt framework relies on the maiaXmlRpcClient and support classes written by Frerich Raabe &lt;raabe@kde.org&gt;, Ian Reinhart Geiser &lt;geiseri@kde.org&gt;, Karl Glatz and Sebastian Wiedenroth &lt;</text:span><text:a xlink:type="simple" xlink:href="mailto:wiedi@frubar.net" text:style-name="Internet_20_link" text:visited-style-name="Visited_20_Internet_20_Link"><text:span text:style-name="T15">wiedi@frubar.net</text:span></text:a><text:span text:style-name="T15">&gt;.</text:span></text:p>
      <text:p text:style-name="P24"><text:span text:style-name="T15">When built with MPEG support, the EPICS Qt framework relies on FFmpeg for reading MPEG image streams. </text:span><text:a xlink:type="simple" xlink:href="https://www.ffmpeg.org/" text:style-name="Internet_20_link" text:visited-style-name="Visited_20_Internet_20_Link"><text:span text:style-name="T15">https://www.ffmpeg.org/</text:span></text:a><text:span text:style-name="T15"> </text:span></text:p>
      <text:p text:style-name="P24">The QEGui application can be built to support caQtDM widgets provided by The Paul Scherrer Institute. <text:a xlink:type="simple" xlink:href="https://epics.web.psi.ch/software/caqtdm/" text:style-name="Internet_20_link" text:visited-style-name="Visited_20_Internet_20_Link">https://epics.web.psi.ch/software/caqtd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 PL UMing HK" style:font-family-asian="'AR PL UMing HK'"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3:41:09.014415981</meta:creation-date>
    <dc:date>2017-05-11T22:27:19.183823381</dc:date>
    <meta:editing-duration>PT1H46M48S</meta:editing-duration>
    <meta:editing-cycles>26</meta:editing-cycles>
    <meta:generator>LibreOffice/4.3.7.2$Linux_X86_64 LibreOffice_project/430$Build-2</meta:generator>
    <meta:document-statistic meta:table-count="0" meta:image-count="0" meta:object-count="0" meta:page-count="1" meta:paragraph-count="102" meta:word-count="1160" meta:character-count="8069" meta:non-whitespace-character-count="6917"/>
  </office:meta>
</office:document-meta>
</file>